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6.14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72cm" fo:min-width="6.1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cm" fo:min-width="2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1cm" fo:min-width="4.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9.4cm" svg:height="2.7cm" svg:x="6.1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9.4cm" svg:height="2.7cm" svg:x="5.9cm" svg:y="25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6cm" svg:height="2.1cm" svg:x="5.7cm" svg:y="4.6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" draw:id="id1" draw:layer="layout" svg:width="6.5cm" svg:height="5.9cm" svg:x="9.1cm" svg:y="7.3cm">
          <text:p text:style-name="P1">Czy liczba dzieli się<text:line-break/> przez dw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" draw:id="id2" draw:layer="layout" svg:width="8.1cm" svg:height="2cm" svg:x="1.4cm" svg:y="13.2cm">
          <text:p text:style-name="P1">Wyprowadź liczba </text:p>
          <text:p text:style-name="P1">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8.1cm" svg:height="2cm" svg:x="11.9cm" svg:y="13.4cm">
          <text:p text:style-name="P1">Wyprowadź liczba </text:p>
          <text:p text:style-name="P1">nie <text:s/>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2" xml:id="id5" draw:id="id5" draw:layer="layout" svg:x1="11cm" svg:y1="4.1cm" svg:x2="11.1cm" svg:y2="4.9cm">
          <text:p/>
        </draw:line>
        <draw:line draw:style-name="gr5" draw:text-style-name="P2" draw:layer="layout" svg:x1="11.1cm" svg:y1="6.7cm" svg:x2="9.7cm" svg:y2="7.3cm">
          <text:p/>
        </draw:line>
        <draw:connector draw:style-name="gr6" draw:text-style-name="P2" draw:layer="layout" svg:x1="9.1cm" svg:y1="10.25cm" svg:x2="5.45cm" svg:y2="13.2cm" draw:start-shape="id1" draw:start-glue-point="5" draw:end-shape="id2" draw:end-glue-point="5" svg:d="M9100 10250h-3650v2950" svg:viewBox="0 0 3651 2951">
          <text:p text:style-name="P1">TAK</text:p>
        </draw:connector>
        <draw:line draw:style-name="gr5" draw:text-style-name="P2" xml:id="id6" draw:id="id6" draw:layer="layout" svg:x1="11.1cm" svg:y1="6.7cm" svg:x2="12.5cm" svg:y2="7.6cm">
          <text:p/>
        </draw:line>
        <draw:connector draw:style-name="gr6" draw:text-style-name="P2" draw:layer="layout" svg:x1="15.6cm" svg:y1="10.25cm" svg:x2="16.963cm" svg:y2="13.4cm" draw:start-shape="id1" draw:start-glue-point="7" draw:end-shape="id3" draw:end-glue-point="4" svg:d="M15600 10250h1363v3150" svg:viewBox="0 0 1364 3151">
          <text:p text:style-name="P1">NIE </text:p>
        </draw:connector>
        <draw:connector draw:style-name="gr5" draw:text-style-name="P2" draw:layer="layout" draw:type="line" svg:x1="5.45cm" svg:y1="15.2cm" svg:x2="10.6cm" svg:y2="25.8cm" draw:start-shape="id2" draw:start-glue-point="8" draw:end-shape="id4" draw:end-glue-point="4" svg:d="M5450 15200l5150 10600" svg:viewBox="0 0 5151 10601">
          <text:p/>
        </draw:connector>
        <draw:connector draw:style-name="gr5" draw:text-style-name="P2" draw:layer="layout" draw:type="line" svg:x1="15.95cm" svg:y1="15.4cm" svg:x2="10.6cm" svg:y2="25.8cm" draw:start-shape="id3" draw:start-glue-point="8" draw:end-shape="id4" draw:end-glue-point="4" svg:d="M15950 15400l-5350 10400" svg:viewBox="0 0 5351 10401">
          <text:p/>
        </draw:connector>
        <draw:connector draw:style-name="gr5" draw:text-style-name="P2" draw:layer="layout" draw:type="line" svg:x1="11.05cm" svg:y1="4.1cm" svg:x2="11.05cm" svg:y2="4.9cm" draw:start-shape="id5" draw:start-glue-point="0" draw:end-shape="id5" draw:end-glue-point="2" svg:d="M11050 4100v800" svg:viewBox="0 0 1 801">
          <text:p/>
        </draw:connector>
        <draw:connector draw:style-name="gr5" draw:text-style-name="P2" draw:layer="layout" draw:type="line" svg:x1="11.8cm" svg:y1="6.7cm" svg:x2="11.8cm" svg:y2="6.7cm" draw:start-shape="id6" draw:end-shape="id6" svg:d="M11800 6700z" svg:viewBox="0 0 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03:18.138958321</meta:creation-date>
    <dc:date>2020-09-16T12:08:16.942189527</dc:date>
    <meta:editing-duration>PT4M38S</meta:editing-duration>
    <meta:editing-cycles>1</meta:editing-cycles>
    <meta:document-statistic meta:object-count="15"/>
    <meta:generator>LibreOffice/6.4.5.2$Linux_X86_64 LibreOffice_project/40$Build-2</meta:generator>
  </office:meta>
</office:document-meta>
</file>